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</style:style>
    <style:style style:name="gr4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</style:style>
    <style:style style:name="gr6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7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9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10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1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2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</style:style>
    <style:style style:name="gr13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14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gr15" style:family="graphic" style:parent-style-name="standard">
      <style:graphic-properties draw:stroke="none" svg:stroke-color="#000000" draw:fill="none"/>
    </style:style>
    <style:style style:name="gr16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left" draw:textarea-vertical-align="top" draw:auto-grow-height="false" fo:min-height="3.6cm" fo:min-width="6.6cm" fo:padding-top="0.2cm" fo:padding-bottom="0.2cm" fo:padding-left="0.2cm" fo:padding-right="0.2cm" draw:shadow-opacity="100%"/>
    </style:style>
    <style:style style:name="gr17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left" draw:textarea-vertical-align="top" draw:auto-grow-height="false" fo:min-height="3.6cm" fo:min-width="6.6cm" fo:padding-top="0.2cm" fo:padding-bottom="0.2cm" fo:padding-left="0.2cm" fo:padding-right="0.2cm" draw:shadow-opacity="50%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19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21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color="#757575" draw:fill="none" draw:textarea-horizontal-align="justify" draw:textarea-vertical-align="middle" draw:auto-grow-height="false" fo:min-height="4.622cm" fo:min-width="8.086cm"/>
    </style:style>
    <style:style style:name="gr2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34cm" fo:min-width="0.2cm"/>
    </style:style>
    <style:style style:name="gr24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08cm" fo:min-width="0.308cm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1.3cm"/>
    </style:style>
    <style:style style:name="gr26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08cm" fo:min-width="0.308cm"/>
    </style:style>
    <style:style style:name="gr27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308cm" fo:min-width="0.308cm"/>
    </style:style>
    <style:style style:name="gr28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08cm" fo:min-width="0.30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0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32" style:family="graphic" style:parent-style-name="standard">
      <style:graphic-properties svg:stroke-color="#757575" draw:fill="none" draw:textarea-horizontal-align="justify" draw:textarea-vertical-align="middle" draw:auto-grow-height="false" fo:min-height="2.112cm" fo:min-width="3.844cm"/>
    </style:style>
    <style:style style:name="gr3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3cm"/>
    </style:style>
    <style:style style:name="gr39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</style:style>
    <style:style style:name="gr40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</style:style>
    <style:style style:name="gr41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</style:style>
    <style:style style:name="gr42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</style:style>
    <style:style style:name="gr43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</style:style>
    <style:style style:name="gr44" style:family="graphic" style:parent-style-name="objectwithoutfill">
      <style:graphic-properties svg:stroke-color="#000000" draw:marker-end="Arrow" draw:marker-end-width="0.4cm" draw:fill="none" draw:textarea-horizontal-align="center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outline1">
      <style:graphic-properties fo:min-height="11.501cm"/>
    </style:style>
    <style:style style:name="pr8" style:family="presentation" style:parent-style-name="Default_20_1-notes">
      <style:graphic-properties draw:fill-color="#ffffff" draw:auto-grow-height="true" fo:min-height="13.364cm"/>
    </style:style>
    <style:style style:name="pr9" style:family="presentation" style:parent-style-name="Default-title">
      <style:graphic-properties fo:min-height="4cm"/>
    </style:style>
    <style:style style:name="pr10" style:family="presentation" style:parent-style-name="Default-outline1">
      <style:graphic-properties fo:min-height="3.92cm"/>
    </style:style>
    <style:style style:name="pr11" style:family="presentation" style:parent-style-name="Default-notes">
      <style:graphic-properties draw:fill-color="#ffffff" fo:min-height="13.364cm"/>
    </style:style>
    <style:style style:name="pr12" style:family="presentation" style:parent-style-name="Default_20_1-title">
      <style:graphic-properties fo:min-height="4cm"/>
    </style:style>
    <style:style style:name="pr13" style:family="presentation" style:parent-style-name="Default_20_1-subtitle">
      <style:graphic-properties draw:fill-color="#ffffff" fo:min-height="3.919cm"/>
    </style:style>
    <style:style style:name="pr14" style:family="presentation" style:parent-style-name="Default-title">
      <style:graphic-properties draw:auto-grow-height="true" fo:min-height="1.75cm"/>
    </style:style>
    <style:style style:name="pr15" style:family="presentation" style:parent-style-name="Default_20_1-subtitle">
      <style:graphic-properties draw:fill-color="#ffffff" draw:auto-grow-height="true" fo:min-height="3.919cm"/>
    </style:style>
    <style:style style:name="pr16" style:family="presentation" style:parent-style-name="True_25_20Blue_25_20Presentation-title">
      <style:graphic-properties draw:auto-grow-height="true" fo:min-height="6cm"/>
    </style:style>
    <style:style style:name="pr17" style:family="presentation" style:parent-style-name="True_25_20Blue_25_20Presentation-subtitle">
      <style:graphic-properties draw:fit-to-size="false" style:shrink-to-fit="false" fo:padding-top="1cm"/>
    </style:style>
    <style:style style:name="pr18" style:family="presentation" style:parent-style-name="True_25_20Blue_25_20Presentation-notes">
      <style:graphic-properties draw:fill-color="#ffffff" draw:auto-grow-height="true" fo:min-height="13.1cm"/>
    </style:style>
    <style:style style:name="pr19" style:family="presentation" style:parent-style-name="Default-title">
      <style:graphic-properties fo:min-height="7.5cm"/>
    </style:style>
    <style:style style:name="pr20" style:family="presentation" style:parent-style-name="Default-outline1">
      <style:graphic-properties fo:min-height="15.001cm"/>
    </style:style>
    <style:style style:name="co1" style:family="table-column">
      <style:table-column-properties style:column-width="13.499cm" style:use-optimal-column-width="false"/>
    </style:style>
    <style:style style:name="co2" style:family="table-column">
      <style:table-column-properties style:column-width="13.502cm" style:use-optimal-column-width="false"/>
    </style:style>
    <style:style style:name="co3" style:family="table-column">
      <style:table-column-properties style:column-width="5.4cm" style:use-optimal-column-width="false"/>
    </style:style>
    <style:style style:name="co4" style:family="table-column">
      <style:table-column-properties style:column-width="5.398cm" style:use-optimal-column-width="false"/>
    </style:style>
    <style:style style:name="co5" style:family="table-column">
      <style:table-column-properties style:column-width="5.403cm" style:use-optimal-column-width="false"/>
    </style:style>
    <style:style style:name="co6" style:family="table-column">
      <style:table-column-properties style:column-width="3.857cm" style:use-optimal-column-width="false"/>
    </style:style>
    <style:style style:name="co7" style:family="table-column">
      <style:table-column-properties style:column-width="3.856cm" style:use-optimal-column-width="false"/>
    </style:style>
    <style:style style:name="co8" style:family="table-column">
      <style:table-column-properties style:column-width="3.861cm" style:use-optimal-column-width="false"/>
    </style:style>
    <style:style style:name="ro1" style:family="table-row">
      <style:table-row-properties style:row-height="2.18cm"/>
    </style:style>
    <style:style style:name="ro2" style:family="table-row">
      <style:table-row-properties style:row-height="2.2cm"/>
    </style:style>
    <style:style style:name="ro3" style:family="table-row">
      <style:table-row-properties style:row-height="1.084cm"/>
    </style:style>
    <style:style style:name="ro4" style:family="table-row">
      <style:table-row-properties style:row-height="1.088cm"/>
    </style:style>
    <style:style style:name="ce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 fo:font-weight="bold" style:font-weight-asian="bold" style:font-weight-complex="bold"/>
    </style:style>
    <style:style style:name="ce3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/>
    </style:style>
    <style:style style:name="ce4" style:family="table-cell">
      <loext:graphic-properties draw:fill="solid" draw:fill-color="#bdbdbd" fo:padding-top="0.2cm" fo:padding-bottom="0.2cm" fo:padding-left="0.2cm" fo:padding-right="0.2cm"/>
      <style:paragraph-properties fo:border="1.13pt solid #ffffff"/>
      <style:text-properties fo:color="#212121" fo:font-weight="bold" style:font-weight-asian="bold" style:font-weight-complex="bold"/>
    </style:style>
    <style:style style:name="ce5" style:family="table-cell">
      <loext:graphic-properties draw:fill="solid" draw:fill-color="#bdbdbd" fo:padding-top="0.2cm" fo:padding-bottom="0.2cm" fo:padding-left="0.2cm" fo:padding-right="0.2cm"/>
      <style:paragraph-properties fo:border="1.13pt solid #ffffff"/>
      <style:text-properties fo:color="#212121"/>
    </style:style>
    <style:style style:name="ce6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 fo:font-weight="bold" style:font-weight-asian="bold" style:font-weight-complex="bold"/>
    </style:style>
    <style:style style:name="ce7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/>
    </style:style>
    <style:style style:name="ce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 style:text-autospace="none"/>
      <style:text-properties fo:color="#ffffff" fo:font-weight="bold" style:font-weight-asian="bold" style:font-weight-complex="bold"/>
    </style:style>
    <style:style style:name="ce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 style:text-autospace="none"/>
      <style:text-properties fo:font-weight="bold" style:font-weight-asian="bold" style:font-weight-complex="bold"/>
    </style:style>
    <style:style style:name="ce1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1.13pt solid #ffffff" fo:border-bottom="none" style:text-autospace="none"/>
    </style:style>
    <style:style style:name="ce11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 style:text-autospace="none"/>
      <style:text-properties fo:font-weight="bold" style:font-weight-asian="bold" style:font-weight-complex="bold"/>
    </style:style>
    <style:style style:name="ce12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end" fo:border="1.13pt solid #ffffff" style:text-autospace="none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 style:text-autospace="none"/>
      <style:text-properties fo:font-weight="bold" style:font-weight-asian="bold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none" fo:border-bottom="none" style:text-autospace="none"/>
    </style:style>
    <style:style style:name="ce15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fo:font-weight="bold" style:font-weight-asian="bold" style:font-weight-complex="bold"/>
    </style:style>
    <style:style style:name="ce1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1.13pt solid #ffffff" fo:border-bottom="none" style:text-autospace="none"/>
      <style:text-properties fo:font-weight="bold" style:font-weight-asian="bold" style:font-weight-complex="bold"/>
    </style:style>
    <style:style style:name="ce17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end" fo:border="1.13pt solid #ffffff" style:text-autospace="none"/>
      <style:text-properties fo:font-weight="bold" style:font-weight-asian="bold" style:font-weight-complex="bold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none" fo:border-bottom="none" style:text-autospace="none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c2e0ae" draw:opacity="100%"/>
      <style:paragraph-properties fo:text-align="center"/>
      <style:text-properties style:use-window-font-color="true"/>
    </style:style>
    <style:style style:name="P8" style:family="paragraph">
      <loext:graphic-properties draw:fill="none" draw:fill-color="#c2e0ae" draw:opacity="100%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="solid" draw:fill-color="#bcaed5" draw:opacity="100%"/>
      <style:paragraph-properties fo:text-align="center"/>
      <style:text-properties style:use-window-font-color="true"/>
    </style:style>
    <style:style style:name="P10" style:family="paragraph">
      <loext:graphic-properties draw:fill="none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-color="#e6e6e6"/>
      <style:paragraph-properties fo:text-align="center"/>
      <style:text-properties style:use-window-font-color="true"/>
    </style:style>
    <style:style style:name="P12" style:family="paragraph">
      <loext:graphic-properties draw:fill="solid" draw:fill-color="#fff9ae" draw:opacity="100%"/>
      <style:paragraph-properties fo:text-align="center"/>
      <style:text-properties style:use-window-font-color="true"/>
    </style:style>
    <style:style style:name="P13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4" style:family="paragraph">
      <loext:graphic-properties draw:fill="solid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5" style:family="paragraph">
      <loext:graphic-properties draw:fill="none" draw:fill-color="#ffffff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="none" draw:fill-color="#808080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="none"/>
      <style:text-properties fo:font-weight="bold"/>
    </style:style>
    <style:style style:name="P18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9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20" style:family="paragraph">
      <style:paragraph-properties fo:text-align="start"/>
    </style:style>
    <style:style style:name="P21" style:family="paragraph">
      <loext:graphic-properties draw:fill="solid" draw:fill-color="#bdbdbd" draw:opacity="100%"/>
      <style:paragraph-properties fo:text-align="start"/>
      <style:text-properties fo:color="#212121"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="solid" draw:fill-color="#ffffff" draw:opacity="50%"/>
      <style:paragraph-properties fo:text-align="start"/>
      <style:text-properties fo:color="#212121" fo:font-size="15pt" fo:font-weight="bold" style:font-size-asian="15pt" style:font-weight-asian="bold" style:font-size-complex="15pt" style:font-weight-complex="bold"/>
    </style:style>
    <style:style style:name="P23" style:family="paragraph">
      <loext:graphic-properties draw:fill="none" draw:fill-color="#ffffff"/>
      <style:text-properties fo:color="#212121" fo:font-size="15pt" fo:font-weight="bold" style:font-size-asian="15pt" style:font-weight-asian="bold" style:font-size-complex="15pt" style:font-weight-complex="bold"/>
    </style:style>
    <style:style style:name="P24" style:family="paragraph">
      <loext:graphic-properties draw:fill="solid" draw:fill-color="#673ab7"/>
      <style:text-properties fo:color="#ffffff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="none" draw:fill-color="#ffffff"/>
      <style:text-properties fo:color="#212121" fo:font-size="15pt" fo:font-weight="bold" style:font-weight-asian="bold" style:font-weight-complex="bold"/>
    </style:style>
    <style:style style:name="P26" style:family="paragraph">
      <loext:graphic-properties draw:fill="solid" draw:fill-color="#536dfe"/>
      <style:text-properties fo:color="#ffffff"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="none"/>
      <style:paragraph-properties fo:text-align="center"/>
      <style:text-properties fo:color="#212121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="solid" draw:fill-color="#673ab7"/>
      <style:paragraph-properties fo:text-align="center"/>
    </style:style>
    <style:style style:name="P30" style:family="paragraph">
      <loext:graphic-properties draw:fill="solid" draw:fill-color="#b62118"/>
      <style:paragraph-properties fo:text-align="center"/>
    </style:style>
    <style:style style:name="P31" style:family="paragraph">
      <loext:graphic-properties draw:fill="none" draw:fill-color="#ffffff"/>
      <style:text-properties fo:font-size="18pt" style:font-size-asian="18pt" style:font-size-complex="18pt"/>
    </style:style>
    <style:style style:name="P32" style:family="paragraph">
      <loext:graphic-properties draw:fill="solid" draw:fill-color="#f36838"/>
      <style:paragraph-properties fo:text-align="center"/>
    </style:style>
    <style:style style:name="P33" style:family="paragraph">
      <loext:graphic-properties draw:fill="solid" draw:fill-color="#3b70ee"/>
      <style:paragraph-properties fo:text-align="center"/>
    </style:style>
    <style:style style:name="P34" style:family="paragraph">
      <loext:graphic-properties draw:fill="solid" draw:fill-color="#95b241"/>
      <style:paragraph-properties fo:text-align="center"/>
    </style:style>
    <style:style style:name="P3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37" style:family="paragraph">
      <style:paragraph-properties fo:text-align="center"/>
    </style:style>
    <style:style style:name="P38" style:family="paragraph">
      <loext:graphic-properties draw:fill="solid" draw:fill-color="#bdbdbd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39" style:family="paragraph">
      <loext:graphic-properties draw:fill="solid" draw:fill-color="#ffffff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40" style:family="paragraph">
      <loext:graphic-properties draw:fill="none" draw:fill-color="#ffffff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P41" style:family="paragraph">
      <loext:graphic-properties draw:fill="solid" draw:fill-color="#673ab7"/>
      <style:text-properties fo:color="#ffffff" fo:font-size="24pt" fo:font-weight="bold" style:font-size-asian="18pt" style:font-weight-asian="bold" style:font-size-complex="18pt" style:font-weight-complex="bold"/>
    </style:style>
    <style:style style:name="P42" style:family="paragraph">
      <loext:graphic-properties draw:fill="none" draw:fill-color="#ffffff"/>
      <style:text-properties style:use-window-font-color="true" fo:font-size="15pt" fo:font-weight="bold" style:font-weight-asian="bold" style:font-weight-complex="bold"/>
    </style:style>
    <style:style style:name="P43" style:family="paragraph">
      <loext:graphic-properties draw:fill="solid" draw:fill-color="#536dfe"/>
      <style:text-properties fo:color="#ffffff" fo:font-size="24pt" fo:font-weight="bold" style:font-size-asian="18pt" style:font-weight-asian="bold" style:font-size-complex="18pt" style:font-weight-complex="bold"/>
    </style:style>
    <style:style style:name="P44" style:family="paragraph">
      <loext:graphic-properties draw:fill="none"/>
      <style:paragraph-properties fo:text-align="center"/>
      <style:text-properties style:use-window-font-color="true"/>
    </style:style>
    <style:style style:name="P45" style:family="paragraph">
      <loext:graphic-properties draw:fill="solid" draw:fill-color="#34a3c5"/>
      <style:paragraph-properties fo:text-align="center"/>
    </style:style>
    <style:style style:name="P46" style:family="paragraph">
      <style:text-properties fo:font-size="15pt" style:font-size-asian="15pt" style:font-size-complex="15pt"/>
    </style:style>
    <style:style style:name="P47" style:family="paragraph">
      <loext:graphic-properties draw:fill="none" draw:fill-color="#ffffff"/>
      <style:text-properties fo:font-size="15pt" style:font-size-asian="15pt" style:font-size-complex="15pt"/>
    </style:style>
    <style:style style:name="P48" style:family="paragraph">
      <style:paragraph-properties fo:text-align="center"/>
      <style:text-properties fo:font-size="18pt" style:font-size-asian="18pt" style:font-size-complex="18pt"/>
    </style:style>
    <style:style style:name="P49" style:family="paragraph">
      <loext:graphic-properties draw:fill="solid" draw:fill-color="#3b70ee"/>
      <style:paragraph-properties fo:text-align="center"/>
      <style:text-properties fo:color="#ffffff" fo:font-size="18pt" fo:font-weight="bold" style:font-size-asian="18pt" style:font-size-complex="18pt"/>
    </style:style>
    <style:style style:name="P50" style:family="paragraph">
      <loext:graphic-properties draw:fill="solid" draw:fill-color="#34a3c5"/>
      <style:paragraph-properties fo:text-align="center"/>
      <style:text-properties fo:color="#ffffff" fo:font-weight="bold"/>
    </style:style>
    <style:style style:name="P51" style:family="paragraph">
      <loext:graphic-properties draw:fill="solid" draw:fill-color="#95b241"/>
      <style:paragraph-properties fo:text-align="center"/>
      <style:text-properties fo:color="#ffffff" fo:font-weight="bold"/>
    </style:style>
    <style:style style:name="P52" style:family="paragraph">
      <loext:graphic-properties draw:fill="solid" draw:fill-color="#f36838"/>
      <style:paragraph-properties fo:text-align="center"/>
      <style:text-properties fo:color="#ffffff" fo:font-size="18pt" fo:font-weight="bold" style:font-size-asian="18pt" style:font-size-complex="18pt"/>
    </style:style>
    <style:style style:name="P53" style:family="paragraph">
      <loext:graphic-properties draw:fill="solid" draw:fill-color="#b62118"/>
      <style:paragraph-properties fo:text-align="center"/>
      <style:text-properties fo:color="#ffffff" fo:font-weight="bold"/>
    </style:style>
    <style:style style:name="P54" style:family="paragraph">
      <loext:graphic-properties draw:fill="none"/>
    </style:style>
    <style:style style:name="P55" style:family="paragraph">
      <style:paragraph-properties fo:text-align="center" style:text-autospace="none"/>
      <style:text-properties fo:color="#ffffff" fo:font-weight="bold" style:font-weight-asian="bold" style:font-weight-complex="bold"/>
    </style:style>
    <style:style style:name="P56" style:family="paragraph">
      <style:paragraph-properties style:text-autospace="none"/>
      <style:text-properties fo:font-weight="bold" style:font-weight-asian="bold" style:font-weight-complex="bold"/>
    </style:style>
    <style:style style:name="P57" style:family="paragraph">
      <style:paragraph-properties fo:text-align="end" style:text-autospace="none"/>
    </style:style>
    <style:style style:name="P58" style:family="paragraph">
      <style:paragraph-properties fo:text-align="end" style:text-autospace="none"/>
      <style:text-properties fo:font-weight="bold" style:font-weight-asian="bold" style:font-weight-complex="bold"/>
    </style:style>
    <style:style style:name="P5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60" style:family="paragraph">
      <style:text-properties fo:font-size="32pt"/>
    </style:style>
    <style:style style:name="P61" style:family="paragraph">
      <loext:graphic-properties draw:fill-color="#ffffff"/>
      <style:text-properties fo:font-size="20pt"/>
    </style:style>
    <style:style style:name="P62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6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212121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212121" fo:font-size="15pt" fo:font-weight="bold" style:font-weight-asian="bold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5pt" style:font-size-asian="15pt" style:font-weight-asian="normal" style:font-size-complex="15pt"/>
    </style:style>
    <style:style style:name="T15" style:family="text">
      <style:text-properties fo:color="#212121" fo:font-weight="bold" style:font-weight-asian="bold" style:font-weight-complex="bold"/>
    </style:style>
    <style:style style:name="T16" style:family="text">
      <style:text-properties fo:color="#212121"/>
    </style:style>
    <style:style style:name="T17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8" style:family="text"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20" style:family="text">
      <style:text-properties style:use-window-font-color="true" fo:font-size="15pt" fo:font-weight="bold" style:font-weight-asian="bold" style:font-weight-complex="bold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color="#ffffff" fo:font-size="18pt" fo:font-weight="bold" style:font-size-asian="18pt" style:font-size-complex="18pt"/>
    </style:style>
    <style:style style:name="T23" style:family="text">
      <style:text-properties fo:color="#ffffff" fo:font-weight="bold"/>
    </style:style>
    <style:style style:name="T24" style:family="text">
      <style:text-properties fo:font-size="18pt" style:font-size-asian="18pt" style:font-weight-asian="normal" style:font-size-complex="18pt"/>
    </style:style>
    <style:style style:name="T25" style:family="text">
      <style:text-properties fo:font-size="32pt"/>
    </style:style>
    <style:style style:name="T26" style:family="text">
      <style:text-properties fo:font-size="32pt" fo:font-weight="normal" style:font-weight-asian="normal" style:font-weight-complex="normal"/>
    </style:style>
    <style:style style:name="T2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Business Model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B04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Business model (definition)</text:p>
              </text:list-item>
              <text:list-item>
                <text:p>Business model canvas</text:p>
              </text:list-item>
              <text:list-item>
                <text:p>Revenue generation</text:p>
              </text:list-item>
              <text:list-item>
                <text:p>Produ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What is a Business Model?</text:p>
          </draw:text-box>
        </draw:frame>
        <draw:frame presentation:style-name="pr7" draw:layer="layout" svg:width="25.199cm" svg:height="3.919cm" svg:x="1.4cm" svg:y="8.9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Business Model (Definition)</text:p>
          </draw:text-box>
        </draw:frame>
        <draw:frame presentation:style-name="pr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A business model</text:p>
                <text:list>
                  <text:list-item>
                    <text:p>Is a model of how a business (company) operat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model</text:p>
                <text:list>
                  <text:list-item>
                    <text:p>Is a description of components and how they interact for a purpo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model gets instantiated a.k.a. execu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1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The Business Model Canvas</text:p>
          </draw:text-box>
        </draw:frame>
        <draw:frame presentation:style-name="pr7" draw:layer="layout" svg:width="25.199cm" svg:height="3.919cm" svg:x="1.4cm" svg:y="8.9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use-footer-name="ftr1" presentation:use-date-time-name="dtd1">
        <office:forms form:automatic-focus="false" form:apply-design-mode="false"/>
        <draw:g>
          <draw:g>
            <draw:polygon draw:style-name="gr2" draw:text-style-name="P7" draw:layer="layout" svg:width="6.999cm" svg:height="11.999cm" svg:x="0cm" svg:y="0cm" svg:viewBox="0 0 7000 12000" draw:points="0,12000 0,0 6000,0 6000,1714 7000,1714 7000,4286 6000,4286 6000,4286 6000,7714 7000,7714 7000,10286 6000,10286 6000,12000">
              <text:p/>
            </draw:polygon>
            <draw:frame draw:style-name="gr3" draw:text-style-name="P8" draw:layer="layout" svg:width="12cm" svg:height="6.5cm" draw:transform="rotate (1.5707963267949) translate (0cm 12cm)">
              <draw:text-box>
                <text:p><text:span text:style-name="T5">Key Partners</text:span></text:p>
              </draw:text-box>
            </draw:frame>
          </draw:g>
          <draw:g>
            <draw:polygon draw:style-name="gr4" draw:text-style-name="P9" draw:layer="layout" svg:width="6.499cm" svg:height="5.999cm" svg:x="6cm" svg:y="6cm" svg:viewBox="0 0 6500 6000" draw:points="0,6000 0,4286 1000,4286 1000,1714 0,1714 0,0 6500,0 6500,6000">
              <text:p/>
            </draw:polygon>
            <draw:frame draw:style-name="gr5" draw:text-style-name="P10" draw:layer="layout" svg:width="6cm" svg:height="6.001cm" draw:transform="rotate (1.5707963267949) translate (6.5cm 11.999cm)">
              <draw:text-box>
                <text:p><text:span text:style-name="T5">Key Re-sources</text:span></text:p>
              </draw:text-box>
            </draw:frame>
          </draw:g>
          <draw:custom-shape draw:style-name="gr6" draw:text-style-name="P11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7" draw:text-style-name="P12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3" draw:layer="layout" svg:width="12cm" svg:height="6cm" draw:transform="rotate (1.5707963267949) translate (22.001cm 12cm)">
              <draw:text-box>
                <text:p><text:span text:style-name="T5">Customer</text:span><text:span text:style-name="T5"><text:line-break/></text:span><text:span text:style-name="T5">Segments</text:span></text:p>
              </draw:text-box>
            </draw:frame>
          </draw:g>
          <draw:g>
            <draw:custom-shape draw:style-name="gr9" draw:text-style-name="P7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3" draw:layer="layout" svg:width="12cm" svg:height="5.5cm" draw:transform="rotate (1.5707963267949) translate (12.502cm 12cm)">
              <draw:text-box>
                <text:p><text:span text:style-name="T5">Value</text:span></text:p>
                <text:p><text:span text:style-name="T5">Proposition</text:span></text:p>
                <text:p><text:span text:style-name="T5"/></text:p>
              </draw:text-box>
            </draw:frame>
          </draw:g>
          <draw:g>
            <draw:custom-shape draw:style-name="gr10" draw:text-style-name="P9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3" draw:layer="layout" svg:width="14cm" svg:height="3.75cm" svg:x="0.001cm" svg:y="12cm">
              <draw:text-box>
                <text:p><text:span text:style-name="T5">Cost Structure</text:span></text:p>
              </draw:text-box>
            </draw:frame>
          </draw:g>
          <draw:g>
            <draw:custom-shape draw:style-name="gr11" draw:text-style-name="P9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14" draw:layer="layout" svg:width="14cm" svg:height="3.75cm" svg:x="14.001cm" svg:y="12cm">
              <draw:text-box>
                <text:p><text:span text:style-name="T5">Revenue Streams</text:span></text:p>
              </draw:text-box>
            </draw:frame>
          </draw:g>
          <draw:g>
            <draw:polygon draw:style-name="gr13" draw:text-style-name="P12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8" draw:text-style-name="P15" draw:layer="layout" svg:width="6.001cm" svg:height="2.666cm" svg:x="17.001cm" svg:y="1.668cm">
              <draw:text-box>
                <text:p><text:span text:style-name="T6">Customer Relationships</text:span></text:p>
              </draw:text-box>
            </draw:frame>
          </draw:g>
          <draw:g>
            <draw:polygon draw:style-name="gr13" draw:text-style-name="P12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8" draw:text-style-name="P15" draw:layer="layout" svg:width="6.001cm" svg:height="2.666cm" svg:x="17.001cm" svg:y="7.668cm">
              <draw:text-box>
                <text:p><text:span text:style-name="T6">Channels</text:span></text:p>
              </draw:text-box>
            </draw:frame>
          </draw:g>
          <draw:g>
            <draw:polygon draw:style-name="gr2" draw:text-style-name="P7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14" draw:text-style-name="P16" draw:layer="layout" svg:width="6cm" svg:height="6.001cm" draw:transform="rotate (1.5707963267949) translate (6.501cm 6cm)">
              <draw:text-box>
                <text:p><text:span text:style-name="T5">Key</text:span></text:p>
                <text:p><text:span text:style-name="T5">Activities</text:span></text:p>
              </draw:text-box>
            </draw:frame>
          </draw:g>
          <draw:frame draw:style-name="gr15" draw:text-style-name="P17" draw:layer="layout" svg:width="1.5cm" svg:height="1.5cm" svg:x="14cm" svg:y="12cm">
            <draw:text-box>
              <text:p><text:span text:style-name="T7">1</text:span></text:p>
            </draw:text-box>
          </draw:frame>
          <draw:frame draw:style-name="gr15" draw:text-style-name="P17" draw:layer="layout" svg:width="1.5cm" svg:height="1.5cm" svg:x="22cm" svg:y="0cm">
            <draw:text-box>
              <text:p><text:span text:style-name="T7">1</text:span></text:p>
            </draw:text-box>
          </draw:frame>
          <draw:frame draw:style-name="gr15" draw:text-style-name="P17" draw:layer="layout" svg:width="1.5cm" svg:height="1.5cm" svg:x="12.5cm" svg:y="0cm">
            <draw:text-box>
              <text:p><text:span text:style-name="T7">1</text:span></text:p>
            </draw:text-box>
          </draw:frame>
          <draw:frame draw:style-name="gr15" draw:text-style-name="P17" draw:layer="layout" svg:width="1.5cm" svg:height="1.5cm" svg:x="0cm" svg:y="0cm">
            <draw:text-box>
              <text:p><text:span text:style-name="T7">2</text:span></text:p>
            </draw:text-box>
          </draw:frame>
          <draw:frame draw:style-name="gr15" draw:text-style-name="P17" draw:layer="layout" svg:width="1.5cm" svg:height="1.5cm" svg:x="6cm" svg:y="0cm">
            <draw:text-box>
              <text:p><text:span text:style-name="T7">3</text:span></text:p>
            </draw:text-box>
          </draw:frame>
          <draw:frame draw:style-name="gr15" draw:text-style-name="P17" draw:layer="layout" svg:width="1.5cm" svg:height="1.5cm" svg:x="17cm" svg:y="1.65cm">
            <draw:text-box>
              <text:p><text:span text:style-name="T7">2</text:span></text:p>
            </draw:text-box>
          </draw:frame>
          <draw:frame draw:style-name="gr15" draw:text-style-name="P17" draw:layer="layout" svg:width="1.5cm" svg:height="1.5cm" svg:x="17cm" svg:y="7.65cm">
            <draw:text-box>
              <text:p><text:span text:style-name="T7">3</text:span></text:p>
            </draw:text-box>
          </draw:frame>
          <draw:frame draw:style-name="gr15" draw:text-style-name="P17" draw:layer="layout" svg:width="1.5cm" svg:height="1.5cm" svg:x="6cm" svg:y="6cm">
            <draw:text-box>
              <text:p><text:span text:style-name="T7">2</text:span></text:p>
            </draw:text-box>
          </draw:frame>
          <draw:frame draw:style-name="gr15" draw:text-style-name="P17" draw:layer="layout" svg:width="1.5cm" svg:height="1.5cm" svg:x="0cm" svg:y="12cm">
            <draw:text-box>
              <text:p><text:span text:style-name="T7">3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ponents (of a Business Model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18">Revenue generation</text:p>
                <text:list>
                  <text:list-item>
                    <text:p>Value proposition</text:p>
                  </text:list-item>
                  <text:list-item>
                    <text:p>Customer segments</text:p>
                  </text:list-item>
                  <text:list-item>
                    <text:p>Customer relationships</text:p>
                  </text:list-item>
                  <text:list-item>
                    <text:p>Channels</text:p>
                  </text:list-item>
                  <text:list-item>
                    <text:p>Revenue strea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9">Production</text:p>
                <text:list>
                  <text:list-item>
                    <text:p>Value proposition</text:p>
                  </text:list-item>
                  <text:list-item>
                    <text:p>Key partners</text:p>
                  </text:list-item>
                  <text:list-item>
                    <text:p>Key activities</text:p>
                  </text:list-item>
                  <text:list-item>
                    <text:p>Key resources</text:p>
                  </text:list-item>
                  <text:list-item>
                    <text:p>Cost 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12" draw:layer="layout" svg:width="28cm" svg:height="4cm" svg:x="0cm" svg:y="3cm" presentation:class="title">
          <draw:text-box>
            <text:p>3. Revenue Generation</text:p>
          </draw:text-box>
        </draw:frame>
        <draw:frame presentation:style-name="pr13" draw:text-style-name="P6" draw:layer="layout" svg:width="25.199cm" svg:height="3.919cm" svg:x="1.4cm" svg:y="8.9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Revenue Generation</text:p>
          </draw:text-box>
        </draw:frame>
        <draw:frame presentation:style-name="pr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Revenue generation</text:p>
                <text:list>
                  <text:list-item>
                    <text:p>Is the comprehensive process of</text:p>
                    <text:list>
                      <text:list-item>
                        <text:p>Deriving a <text:span text:style-name="T8">revenue </text:span><text:span text:style-name="T8">stream</text:span></text:p>
                      </text:list-item>
                      <text:list-item>
                        <text:p><text:span text:style-name="T9">By selling to </text:span><text:span text:style-name="T9">a </text:span><text:span text:style-name="T8">customer </text:span><text:span text:style-name="T8">segment</text:span></text:p>
                      </text:list-item>
                      <text:list-item>
                        <text:p>A product or service built on a <text:span text:style-name="T8">value </text:span><text:span text:style-name="T8">propositio</text:span><text:span text:style-name="T8">n</text:span>\</text:p>
                      </text:list-item>
                      <text:list-item>
                        <text:p>Through a <text:span text:style-name="T8">channel </text:span>that reaches the segment</text:p>
                      </text:list-item>
                      <text:list-item>
                        <text:p>Base on <text:span text:style-name="T8">customer </text:span><text:span text:style-name="T8">relationshi</text:span><text:span text:style-name="T8">ps</text:span></text:p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  <text:list-item>
                    <text:p>Can vary by customer segment</text:p>
                    <text:list>
                      <text:list-item>
                        <text:p>Creates a unique combination th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1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1. Value Proposi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The value to customers (so they buy)</text:p>
                <text:list>
                  <text:list-item>
                    <text:p>Creating a gain or relieving a pain</text:p>
                  </text:list-item>
                  <text:list-item>
                    <text:p>Solving a problem or fulfilling a ne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urned into a product or service</text:p>
                <text:list>
                  <text:list-item>
                    <text:p>Cast as a minimum viable product</text:p>
                  </text:list-item>
                  <text:list-item>
                    <text:p>Consisting of distinct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s of Creating a Gain or Relieving a Pain</text:p>
          </draw:text-box>
        </draw:frame>
        <draw:g>
          <draw:custom-shape draw:style-name="gr16" draw:text-style-name="P21" draw:layer="layout" svg:width="7cm" svg:height="4cm" svg:x="8.25cm" svg:y="6.5cm">
            <text:list text:style-name="L4">
              <text:list-item>
                <text:p text:style-name="P20"><text:span text:style-name="T10"><text:s/></text:span><text:span text:style-name="T10">Create savings</text:span></text:p>
              </text:list-item>
              <text:list-item>
                <text:p text:style-name="P20"><text:span text:style-name="T10"><text:s/></text:span><text:span text:style-name="T10">End challenges</text:span></text:p>
              </text:list-item>
              <text:list-item>
                <text:p text:style-name="P20"><text:span text:style-name="T10"><text:s/></text:span><text:span text:style-name="T10">Eliminate risk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6" draw:text-style-name="P21" draw:layer="layout" svg:width="7cm" svg:height="4cm" svg:x="15.25cm" svg:y="2.5cm">
            <text:list text:style-name="L4">
              <text:list-item>
                <text:p text:style-name="P20"><text:span text:style-name="T10"><text:s/></text:span><text:span text:style-name="T10">Improve well-being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7" draw:text-style-name="P22" draw:layer="layout" svg:width="7cm" svg:height="4cm" svg:x="8.25cm" svg:y="2.5cm">
            <text:list text:style-name="L4">
              <text:list-item>
                <text:p text:style-name="P20"><text:span text:style-name="T10"><text:s/></text:span><text:span text:style-name="T10">Remove boredom</text:span></text:p>
              </text:list-item>
              <text:list-item>
                <text:p text:style-name="P20"><text:span text:style-name="T10"><text:s/></text:span><text:span text:style-name="T10">Improve communication</text:span></text:p>
              </text:list-item>
              <text:list-item>
                <text:p text:style-name="P20"><text:span text:style-name="T10"><text:s/></text:span><text:span text:style-name="T10">Display statu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7" draw:text-style-name="P22" draw:layer="layout" svg:width="7cm" svg:height="4cm" svg:x="15.25cm" svg:y="6.5cm">
            <text:list text:style-name="L4">
              <text:list-item>
                <text:p text:style-name="P20"><text:span text:style-name="T10"><text:s/></text:span><text:span text:style-name="T10">xxx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18" draw:text-style-name="P23" draw:layer="layout" svg:width="7cm" svg:height="1.5cm" svg:x="8.25cm" svg:y="10.5cm">
            <draw:text-box>
              <text:p><text:span text:style-name="T10">Pain</text:span></text:p>
            </draw:text-box>
          </draw:frame>
          <draw:frame draw:style-name="gr18" draw:text-style-name="P23" draw:layer="layout" svg:width="7cm" svg:height="1.5cm" svg:x="15.25cm" svg:y="10.5cm">
            <draw:text-box>
              <text:p><text:span text:style-name="T10">Gain</text:span></text:p>
            </draw:text-box>
          </draw:frame>
          <draw:frame draw:style-name="gr19" draw:text-style-name="P24" draw:layer="layout" svg:width="14cm" svg:height="1.5cm" svg:x="8.25cm" svg:y="12cm">
            <draw:text-box>
              <text:p><text:span text:style-name="T11">Pain / Gain</text:span></text:p>
            </draw:text-box>
          </draw:frame>
          <draw:frame draw:style-name="gr18" draw:text-style-name="P25" draw:layer="layout" svg:width="4cm" svg:height="1.5cm" draw:transform="rotate (1.5707963267949) translate (6.75cm 10.5cm)">
            <draw:text-box>
              <text:p><text:span text:style-name="T12">Problem</text:span></text:p>
            </draw:text-box>
          </draw:frame>
          <draw:frame draw:style-name="gr18" draw:text-style-name="P23" draw:layer="layout" svg:width="4cm" svg:height="1.5cm" draw:transform="rotate (1.5707963267949) translate (6.75cm 6.5cm)">
            <draw:text-box>
              <text:p><text:span text:style-name="T10">Need</text:span></text:p>
            </draw:text-box>
          </draw:frame>
          <draw:frame draw:style-name="gr20" draw:text-style-name="P26" draw:layer="layout" svg:width="8cm" svg:height="1.5cm" draw:transform="rotate (1.5707963267949) translate (5.25cm 10.5cm)">
            <draw:text-box>
              <text:p><text:span text:style-name="T11">Problem / Need</text:span></text:p>
            </draw:text-box>
          </draw:frame>
          <draw:line draw:style-name="gr21" draw:text-style-name="P27" draw:layer="layout" svg:x1="7.75cm" svg:y1="6.5cm" svg:x2="22.75cm" svg:y2="6.5cm">
            <text:p/>
          </draw:line>
          <draw:line draw:style-name="gr21" draw:text-style-name="P27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antifying the Customer Gain or Pai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By intensity or relevance of incidents</text:p>
              </text:list-item>
              <text:list-item>
                <text:p>By frequency of inciden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(Markets and) 2. Customer Segments</text:p>
          </draw:text-box>
        </draw:frame>
        <draw:frame presentation:style-name="pr4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18">A customer segment</text:p>
                <text:list>
                  <text:list-item>
                    <text:p>Is a cluster of similar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imilar means </text:p>
                <text:list>
                  <text:list-item>
                    <text:p>Defined by a set of shared characteristics; also: matching a profi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In multi-sided markets</text:p>
                <text:list>
                  <text:list-item>
                    <text:p>You have multiple types of customers, split further into seg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All customer segments together constitute the total marke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ersona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A persona</text:p>
                <text:list>
                  <text:list-item>
                    <text:p>Is an archetypal [1] person</text:p>
                  </text:list-item>
                  <text:list-item>
                    <text:p>Within an archetypal customer</text:p>
                  </text:list-item>
                  <text:list-item>
                    <text:p>Within a customer segm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t any customer</text:p>
                <text:list>
                  <text:list-item>
                    <text:p>There are likely to be several personas</text:p>
                  </text:list-item>
                  <text:list-item>
                    <text:p>All with different powers re: purchase</text:p>
                  </text:list-item>
                  <text:list-item>
                    <text:p>And different profi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22" draw:text-style-name="P28" draw:layer="layout" svg:width="12cm" svg:height="7.1cm" svg:x="14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3" draw:text-style-name="P29" draw:layer="layout" svg:width="1.2cm" svg:height="2.2cm" svg:x="15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4" draw:text-style-name="P30" draw:layer="layout" svg:width="1cm" svg:height="1cm" svg:x="16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5" draw:text-style-name="P31" draw:layer="layout" svg:width="3cm" svg:height="2cm" svg:x="15cm" svg:y="2cm">
              <draw:text-box>
                <text:p><text:span text:style-name="T13">user</text:span></text:p>
              </draw:text-box>
            </draw:frame>
          </draw:g>
          <draw:g>
            <draw:custom-shape draw:style-name="gr23" draw:text-style-name="P29" draw:layer="layout" svg:width="1.2cm" svg:height="2.2cm" svg:x="22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6" draw:text-style-name="P32" draw:layer="layout" svg:width="1cm" svg:height="1cm" svg:x="23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5" draw:text-style-name="P31" draw:layer="layout" svg:width="3cm" svg:height="2cm" svg:x="22cm" svg:y="2cm">
              <draw:text-box>
                <text:p><text:span text:style-name="T13">user’s</text:span></text:p>
                <text:p><text:span text:style-name="T13">manager</text:span></text:p>
              </draw:text-box>
            </draw:frame>
          </draw:g>
          <draw:g>
            <draw:custom-shape draw:style-name="gr23" draw:text-style-name="P29" draw:layer="layout" svg:width="1.2cm" svg:height="2.2cm" svg:x="15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7" draw:text-style-name="P33" draw:layer="layout" svg:width="1cm" svg:height="1cm" svg:x="16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5" draw:text-style-name="P31" draw:layer="layout" svg:width="4cm" svg:height="2cm" svg:x="14.5cm" svg:y="7.5cm">
              <draw:text-box>
                <text:p><text:span text:style-name="T13">IT department</text:span></text:p>
              </draw:text-box>
            </draw:frame>
          </draw:g>
          <draw:g>
            <draw:custom-shape draw:style-name="gr23" draw:text-style-name="P29" draw:layer="layout" svg:width="1.2cm" svg:height="2.2cm" svg:x="22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34" draw:layer="layout" svg:width="1cm" svg:height="1cm" svg:x="23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5" draw:text-style-name="P31" draw:layer="layout" svg:width="4cm" svg:height="2cm" svg:x="21.5cm" svg:y="7.5cm">
              <draw:text-box>
                <text:p><text:span text:style-name="T13">economic buyer</text:span></text:p>
              </draw:text-box>
            </draw:frame>
          </draw:g>
        </draw:g>
        <draw:frame draw:style-name="gr29" draw:text-style-name="P36" draw:layer="layout" svg:width="20cm" svg:height="4cm" svg:x="0cm" svg:y="11.75cm">
          <draw:text-box>
            <text:p text:style-name="P35"><text:span text:style-name="T14">[1]</text:span><text:span text:style-name="T14"><text:tab/></text:span><text:span text:style-name="T14">Archetypal = representing a cluster of similar people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Market Structure Breakdown</text:p>
          </draw:text-box>
        </draw:frame>
        <draw:frame draw:style-name="standard" draw:layer="layout" svg:width="27cm" svg:height="10.8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7"><text:span text:style-name="T11">Dimension</text:span></text:p>
              </table:table-cell>
              <table:table-cell>
                <text:p text:style-name="P37"><text:span text:style-name="T11">Example</text:span></text:p>
              </table:table-cell>
            </table:table-row>
            <table:table-row table:style-name="ro1">
              <table:table-cell table:style-name="ce2">
                <text:p><text:span text:style-name="T15">Markets</text:span></text:p>
              </table:table-cell>
              <table:table-cell table:style-name="ce3">
                <text:p><text:span text:style-name="T16">Cars; beanie babies; ...</text:span></text:p>
              </table:table-cell>
            </table:table-row>
            <table:table-row table:style-name="ro1">
              <table:table-cell table:style-name="ce4">
                <text:p><text:span text:style-name="T15">Customer types</text:span></text:p>
              </table:table-cell>
              <table:table-cell table:style-name="ce5">
                <text:p><text:span text:style-name="T16">Car buyers, car sellers; beanie baby collectors; ...</text:span></text:p>
              </table:table-cell>
            </table:table-row>
            <table:table-row table:style-name="ro1">
              <table:table-cell table:style-name="ce6">
                <text:p><text:span text:style-name="T15">Customer segments</text:span></text:p>
              </table:table-cell>
              <table:table-cell table:style-name="ce7">
                <text:p><text:span text:style-name="T16">Truck buyers/sellers; minivan buyers/sellers; </text:span></text:p>
                <text:p><text:span text:style-name="T16">sports car buyers/sellers; ...</text:span></text:p>
              </table:table-cell>
            </table:table-row>
            <table:table-row table:style-name="ro1">
              <table:table-cell table:style-name="ce4">
                <text:p><text:span text:style-name="T15">Personas</text:span></text:p>
              </table:table-cell>
              <table:table-cell table:style-name="ce5">
                <text:p><text:span text:style-name="T16">Truck-buyer-user, truck-buyer-economic-buyer, truck-buyer-maintainer, 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3. Channels</text:p>
          </draw:text-box>
        </draw:frame>
        <draw:frame presentation:style-name="pr4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/>
              </text:list-item>
              <text:list-item>
                <text:p/>
              </text:list-item>
              <text:list-item>
                <text:p>Digital or physical channels</text:p>
              </text:list-item>
              <text:list-item>
                <text:p>Direct or indirect sal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hysical vs. Digital</text:p>
          </draw:text-box>
        </draw:frame>
        <draw:g>
          <draw:custom-shape draw:style-name="gr30" draw:text-style-name="P38" draw:layer="layout" svg:width="7cm" svg:height="4cm" svg:x="8.25cm" svg:y="6.5cm">
            <text:p text:style-name="P37"><text:span text:style-name="T17">Food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38" draw:layer="layout" svg:width="7cm" svg:height="4cm" svg:x="15.25cm" svg:y="2.5cm">
            <text:p text:style-name="P37"><text:span text:style-name="T17">Software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39" draw:layer="layout" svg:width="7cm" svg:height="4cm" svg:x="8.25cm" svg:y="2.5cm">
            <text:p text:style-name="P37"><text:span text:style-name="T17">Books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39" draw:layer="layout" svg:width="7cm" svg:height="4cm" svg:x="15.25cm" svg:y="6.5cm">
            <text:p text:style-name="P37"><text:span text:style-name="T17">Events</text:span></text:p>
            <draw:enhanced-geometry svg:viewBox="0 0 21600 21600" draw:type="rectangle" draw:enhanced-path="M 0 0 L 21600 0 21600 21600 0 21600 0 0 Z N"/>
          </draw:custom-shape>
          <draw:frame draw:style-name="gr18" draw:text-style-name="P40" draw:layer="layout" svg:width="7cm" svg:height="1.5cm" svg:x="8.25cm" svg:y="10.5cm">
            <draw:text-box>
              <text:p><text:span text:style-name="T18">Physical</text:span></text:p>
            </draw:text-box>
          </draw:frame>
          <draw:frame draw:style-name="gr18" draw:text-style-name="P40" draw:layer="layout" svg:width="7cm" svg:height="1.5cm" svg:x="15.25cm" svg:y="10.5cm">
            <draw:text-box>
              <text:p><text:span text:style-name="T18">Digital</text:span></text:p>
            </draw:text-box>
          </draw:frame>
          <draw:frame draw:style-name="gr19" draw:text-style-name="P41" draw:layer="layout" svg:width="14cm" svg:height="1.5cm" svg:x="8.25cm" svg:y="12cm">
            <draw:text-box>
              <text:p><text:span text:style-name="T19">Product</text:span></text:p>
            </draw:text-box>
          </draw:frame>
          <draw:frame draw:style-name="gr18" draw:text-style-name="P42" draw:layer="layout" svg:width="4cm" svg:height="1.5cm" draw:transform="rotate (1.5707963267949) translate (6.75cm 10.5cm)">
            <draw:text-box>
              <text:p><text:span text:style-name="T20">Physical</text:span></text:p>
            </draw:text-box>
          </draw:frame>
          <draw:frame draw:style-name="gr18" draw:text-style-name="P40" draw:layer="layout" svg:width="4cm" svg:height="1.5cm" draw:transform="rotate (1.5707963267949) translate (6.75cm 6.5cm)">
            <draw:text-box>
              <text:p><text:span text:style-name="T18">Digital</text:span></text:p>
            </draw:text-box>
          </draw:frame>
          <draw:frame draw:style-name="gr20" draw:text-style-name="P43" draw:layer="layout" svg:width="8cm" svg:height="1.5cm" draw:transform="rotate (1.5707963267949) translate (5.25cm 10.5cm)">
            <draw:text-box>
              <text:p><text:span text:style-name="T19">Channel</text:span></text:p>
            </draw:text-box>
          </draw:frame>
          <draw:line draw:style-name="gr21" draw:text-style-name="P44" draw:layer="layout" svg:x1="7.75cm" svg:y1="6.5cm" svg:x2="22.75cm" svg:y2="6.5cm">
            <text:p/>
          </draw:line>
          <draw:line draw:style-name="gr21" draw:text-style-name="P44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s of Software Distribution Channel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Digital</text:p>
                <text:list>
                  <text:list-item>
                    <text:p>Own web store</text:p>
                  </text:list-item>
                  <text:list-item>
                    <text:p>Platform app store</text:p>
                  </text:list-item>
                  <text:list-item>
                    <text:p>Digital retail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hysical</text:p>
                <text:list>
                  <text:list-item>
                    <text:p>Book stores</text:p>
                  </text:list-item>
                  <text:list-item>
                    <text:p>Electronic stores</text:p>
                  </text:list-item>
                  <text:list-item>
                    <text:p>System integra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irect vs. Indirect Channel Sal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In a direct channel sale</text:p>
                <text:list>
                  <text:list-item>
                    <text:p>Your company sells directly to the customer</text:p>
                  </text:list-item>
                  <text:list-item>
                    <text:p>You make maximum prof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an indirect channel sale</text:p>
                <text:list>
                  <text:list-item>
                    <text:p>Your company sells through a reseller</text:p>
                  </text:list-item>
                  <text:list-item>
                    <text:p>Your profit drops by the cut intermediaries are taking</text:p>
                  </text:list-item>
                  <text:list-item>
                    <text:p>Some of your SG&amp;A costs drop because selling got simp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4. Customer Relationship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As a business, you need to understand how to</text:p>
                <text:list>
                  <text:list-item>
                    <text:p><text:span text:style-name="T8">Get</text:span></text:p>
                  </text:list-item>
                  <text:list-item>
                    <text:p><text:span text:style-name="T8">Keep</text:span>, and</text:p>
                  </text:list-item>
                  <text:list-item>
                    <text:p><text:span text:style-name="T8">Grow</text:span> your customer b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this, you use personas (see customer segment discussion)</text:p>
              </text:list-item>
            </text:list>
          </draw:text-box>
        </draw:frame>
        <draw:g>
          <draw:custom-shape draw:style-name="gr32" draw:text-style-name="P28" draw:layer="layout" svg:width="6cm" svg:height="3.55cm" svg:x="1.501cm" svg:y="7.47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g>
            <draw:custom-shape draw:style-name="gr33" draw:text-style-name="P29" draw:layer="layout" svg:width="0.6cm" svg:height="1.1cm" svg:x="2.451cm" svg:y="7.375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4" draw:text-style-name="P30" draw:layer="layout" svg:width="0.5cm" svg:height="0.5cm" svg:x="2.501cm" svg:y="6.97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33" draw:text-style-name="P29" draw:layer="layout" svg:width="0.6cm" svg:height="1.1cm" svg:x="5.951cm" svg:y="7.375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5" draw:text-style-name="P32" draw:layer="layout" svg:width="0.5cm" svg:height="0.5cm" svg:x="6.001cm" svg:y="6.97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33" draw:text-style-name="P29" draw:layer="layout" svg:width="0.6cm" svg:height="1.1cm" svg:x="2.451cm" svg:y="10.125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6" draw:text-style-name="P45" draw:layer="layout" svg:width="0.5cm" svg:height="0.5cm" svg:x="2.501cm" svg:y="9.72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33" draw:text-style-name="P29" draw:layer="layout" svg:width="0.6cm" svg:height="1.1cm" svg:x="5.951cm" svg:y="10.125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34" draw:layer="layout" svg:width="0.5cm" svg:height="0.5cm" svg:x="6.001cm" svg:y="9.72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frame draw:style-name="gr38" draw:text-style-name="P47" draw:layer="layout" svg:width="5cm" svg:height="4.5cm" svg:x="2.001cm" svg:y="6.975cm">
            <draw:text-box>
              <text:p text:style-name="P46"><text:span text:style-name="T21">(customer)</text:span></text:p>
              <text:p text:style-name="P46"><text:span text:style-name="T21">personas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ustomer Acquisition (Getting Customers)</text:p>
          </draw:text-box>
        </draw:frame>
        <draw:frame presentation:style-name="pr4" draw:layer="layout" svg:width="13.175cm" svg:height="11.5cm" svg:x="0.5cm" svg:y="2.25cm" presentation:class="outline">
          <draw:text-box>
            <text:list text:style-name="L5">
              <text:list-item>
                <text:p>Marketing primes the sales funnel</text:p>
                <text:list>
                  <text:list-item>
                    <text:p>Tries to create demand</text:p>
                    <text:list>
                      <text:list-item>
                        <text:p>Advertising</text:p>
                      </text:list-item>
                      <text:list-item>
                        <text:p>Trade shows</text:p>
                      </text:list-item>
                      <text:list-item>
                        <text:p>Trade magazines</text:p>
                      </text:list-item>
                      <text:list-item>
                        <text:p>Email, webina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Output: Qualified lead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 takes over qualified leads</text:p>
                <text:list>
                  <text:list-item>
                    <text:p>Consumer</text:p>
                    <text:list>
                      <text:list-item>
                        <text:p>Low-touch sales</text:p>
                      </text:list-item>
                      <text:list-item>
                        <text:p>Web stor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nterprise</text:p>
                    <text:list>
                      <text:list-item>
                        <text:p>High-touch sales</text:p>
                      </text:list-item>
                      <text:list-item>
                        <text:p>Evaluation</text:p>
                      </text:list-item>
                      <text:list-item>
                        <text:p>Sa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Output: Sale + customer</text:p>
                  </text:list-item>
                </text:list>
              </text:list-item>
            </text:list>
          </draw:text-box>
        </draw:frame>
        <draw:g>
          <draw:custom-shape draw:style-name="gr39" draw:text-style-name="P49" draw:layer="layout" svg:width="5cm" svg:height="2cm" svg:x="18.25cm" svg:y="10.75cm">
            <text:p text:style-name="P48"><text:span text:style-name="T22">Buy</text:span></text:p>
            <text:p text:style-name="P48"><text:span text:style-name="T22">→ </text:span><text:span text:style-name="T22">custom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0" draw:text-style-name="P50" draw:layer="layout" svg:width="6.25cm" svg:height="2cm" svg:x="17.625cm" svg:y="8.75cm">
            <text:p text:style-name="P37"><text:span text:style-name="T23">I</text:span><text:span text:style-name="T23">n</text:span><text:span text:style-name="T23">t</text:span><text:span text:style-name="T23">e</text:span><text:span text:style-name="T23">n</text:span><text:span text:style-name="T23">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1" draw:text-style-name="P51" draw:layer="layout" svg:width="7.5cm" svg:height="2cm" svg:x="17cm" svg:y="6.75cm">
            <text:p text:style-name="P37"><text:span text:style-name="T23">Evaluatio</text:span><text:span text:style-name="T23">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2" draw:text-style-name="P52" draw:layer="layout" svg:width="8.75cm" svg:height="2cm" svg:x="16.375cm" svg:y="4.75cm">
            <text:p text:style-name="P48"><text:span text:style-name="T22">Discovery</text:span></text:p>
            <text:p text:style-name="P48"><text:span text:style-name="T22">→ </text:span><text:span text:style-name="T22">qualified lead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3" draw:text-style-name="P53" draw:layer="layout" svg:width="10cm" svg:height="2cm" svg:x="15.75cm" svg:y="2.75cm">
            <text:p text:style-name="P37"><text:span text:style-name="T23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4" draw:text-style-name="P54" draw:layer="layout" svg:x1="15.25cm" svg:y1="4.25cm" svg:x2="15.25cm" svg:y2="11.75cm">
            <text:p/>
          </draw:line>
        </draw:g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ustomer Acquisition Cost (CAC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Each step in the sales funnel</text:p>
                <text:list>
                  <text:list-item>
                    <text:p>Has a cost associated with every potential customer entering it</text:p>
                  </text:list-item>
                  <text:list-item>
                    <text:p>Reduces the number of potential customers moving forwar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ustomer acquisition cost</text:p>
                <text:list>
                  <text:list-item>
                    <text:p>Is the accumulated cost normalized for one realized customer</text:p>
                  </text:list-item>
                  <text:list-item>
                    <text:p>Is a key metric (cost) to be matched against revenu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CAC for Enterprise Software Product</text:p>
          </draw:text-box>
        </draw:frame>
        <draw:frame draw:style-name="standard" draw:layer="layout" svg:width="27cm" svg:height="10.999cm" svg:x="0.5cm" svg:y="2.2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5"/>
            <table:table-row table:style-name="ro2" table:default-cell-style-name="ce8">
              <table:table-cell/>
              <table:table-cell>
                <text:p text:style-name="P55">Cost per lead</text:p>
              </table:table-cell>
              <table:table-cell>
                <text:p text:style-name="P55">Survival rate</text:p>
              </table:table-cell>
              <table:table-cell>
                <text:p text:style-name="P55">No customers</text:p>
              </table:table-cell>
              <table:table-cell>
                <text:p text:style-name="P55">Total stage cost</text:p>
              </table:table-cell>
            </table:table-row>
            <table:table-row table:style-name="ro2" table:default-cell-style-name="ce10">
              <table:table-cell table:style-name="ce9">
                <text:p text:style-name="P56">Trade show lead</text:p>
              </table:table-cell>
              <table:table-cell>
                <text:p text:style-name="P57">100 €</text:p>
              </table:table-cell>
              <table:table-cell>
                <text:p text:style-name="P57">100 %</text:p>
              </table:table-cell>
              <table:table-cell>
                <text:p text:style-name="P57">10</text:p>
              </table:table-cell>
              <table:table-cell>
                <text:p text:style-name="P57">1.000 €</text:p>
              </table:table-cell>
            </table:table-row>
            <table:table-row table:style-name="ro2" table:default-cell-style-name="ce12">
              <table:table-cell table:style-name="ce11">
                <text:p text:style-name="P56">Evaluation</text:p>
              </table:table-cell>
              <table:table-cell>
                <text:p text:style-name="P57">5.000 €</text:p>
              </table:table-cell>
              <table:table-cell>
                <text:p text:style-name="P57">20 %</text:p>
              </table:table-cell>
              <table:table-cell>
                <text:p text:style-name="P57">2</text:p>
              </table:table-cell>
              <table:table-cell>
                <text:p text:style-name="P57">10.000 €</text:p>
              </table:table-cell>
            </table:table-row>
            <table:table-row table:style-name="ro2" table:default-cell-style-name="ce14">
              <table:table-cell table:style-name="ce13">
                <text:p text:style-name="P56">Sale</text:p>
              </table:table-cell>
              <table:table-cell>
                <text:p text:style-name="P57">2.000 €</text:p>
              </table:table-cell>
              <table:table-cell>
                <text:p text:style-name="P57">50 %</text:p>
              </table:table-cell>
              <table:table-cell>
                <text:p text:style-name="P57">1</text:p>
              </table:table-cell>
              <table:table-cell>
                <text:p text:style-name="P57">2.000 €</text:p>
              </table:table-cell>
            </table:table-row>
            <table:table-row table:style-name="ro2" table:default-cell-style-name="ce11">
              <table:table-cell table:number-columns-spanned="4">
                <text:p text:style-name="P56">Customer acquisition cost =</text:p>
              </table:table-cell>
              <table:covered-table-cell/>
              <table:covered-table-cell/>
              <table:covered-table-cell/>
              <table:table-cell table:style-name="ce12">
                <text:p text:style-name="P57">13.000 €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ustomer Retention (Keeping Customers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Retaining existing customers is cheaper than getting new ones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Techniques for keeping customers</text:p>
                <text:list>
                  <text:list-item>
                    <text:p>Foremost, keep delivering a great product</text:p>
                  </text:list-item>
                  <text:list-item>
                    <text:p>Then create loyalty program, added benefits</text:p>
                  </text:list-item>
                  <text:list-item>
                    <text:p>Increase switching costs to lock-in custom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ustomer Attrition (Churn)</text:p>
          </draw:text-box>
        </draw:frame>
        <draw:frame presentation:style-name="pr4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Customer churn</text:p>
                <text:list>
                  <text:list-item>
                    <text:p>Is the percentage of customers you loose in a given time period</text:p>
                  </text:list-item>
                </text:list>
                <text:p><text:line-break/><text:line-break/><text:line-break/><text:line-break/><text:line-break/><text:line-break/><text:line-break/><text:line-break/><text:line-break/><text:line-break/></text:p>
              </text:list-item>
              <text:list-item>
                <text:p>Customer lifetime = 1 / churn</text:p>
                <text:list>
                  <text:list-item>
                    <text:p>For example, a 1% churn rate = 100 months of customer lifetime</text:p>
                  </text:list-item>
                </text:list>
              </text:list-item>
            </text:list>
          </draw:text-box>
        </draw:frame>
        <draw:frame draw:style-name="standard" draw:layer="layout" svg:width="27.001cm" svg:height="6.671cm" svg:x="0.5cm" svg:y="4.5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6"/>
            <table:table-column table:style-name="co6"/>
            <table:table-column table:style-name="co8"/>
            <table:table-row table:style-name="ro3" table:default-cell-style-name="ce15">
              <table:table-cell table:number-rows-spanned="2">
                <text:p text:style-name="P55">Churn</text:p>
              </table:table-cell>
              <table:table-cell table:number-columns-spanned="6">
                <text:p text:style-name="P55">Period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3" table:default-cell-style-name="ce8">
              <table:covered-table-cell/>
              <table:table-cell>
                <text:p text:style-name="P55">Start</text:p>
              </table:table-cell>
              <table:table-cell>
                <text:p text:style-name="P55">1 month</text:p>
              </table:table-cell>
              <table:table-cell>
                <text:p text:style-name="P55">6 month</text:p>
              </table:table-cell>
              <table:table-cell>
                <text:p text:style-name="P55">1 year</text:p>
              </table:table-cell>
              <table:table-cell>
                <text:p text:style-name="P55">2 years</text:p>
              </table:table-cell>
              <table:table-cell>
                <text:p text:style-name="P55">5 years</text:p>
              </table:table-cell>
            </table:table-row>
            <table:table-row table:style-name="ro3" table:default-cell-style-name="ce10">
              <table:table-cell table:style-name="ce16">
                <text:p text:style-name="P58">20 %</text:p>
              </table:table-cell>
              <table:table-cell>
                <text:p text:style-name="P57">100</text:p>
              </table:table-cell>
              <table:table-cell>
                <text:p text:style-name="P57">80</text:p>
              </table:table-cell>
              <table:table-cell>
                <text:p text:style-name="P57">26</text:p>
              </table:table-cell>
              <table:table-cell>
                <text:p text:style-name="P57">7</text:p>
              </table:table-cell>
              <table:table-cell>
                <text:p text:style-name="P57">0</text:p>
              </table:table-cell>
              <table:table-cell>
                <text:p text:style-name="P57">0</text:p>
              </table:table-cell>
            </table:table-row>
            <table:table-row table:style-name="ro3" table:default-cell-style-name="ce12">
              <table:table-cell table:style-name="ce17">
                <text:p text:style-name="P58">10 %</text:p>
              </table:table-cell>
              <table:table-cell>
                <text:p text:style-name="P57">100</text:p>
              </table:table-cell>
              <table:table-cell>
                <text:p text:style-name="P57">90</text:p>
              </table:table-cell>
              <table:table-cell>
                <text:p text:style-name="P57">53</text:p>
              </table:table-cell>
              <table:table-cell>
                <text:p text:style-name="P57">28</text:p>
              </table:table-cell>
              <table:table-cell>
                <text:p text:style-name="P57">8</text:p>
              </table:table-cell>
              <table:table-cell>
                <text:p text:style-name="P57">0</text:p>
              </table:table-cell>
            </table:table-row>
            <table:table-row table:style-name="ro3" table:default-cell-style-name="ce14">
              <table:table-cell table:style-name="ce18">
                <text:p text:style-name="P58">5 %</text:p>
              </table:table-cell>
              <table:table-cell>
                <text:p text:style-name="P57">100</text:p>
              </table:table-cell>
              <table:table-cell>
                <text:p text:style-name="P57">95</text:p>
              </table:table-cell>
              <table:table-cell>
                <text:p text:style-name="P57">74</text:p>
              </table:table-cell>
              <table:table-cell>
                <text:p text:style-name="P57">54</text:p>
              </table:table-cell>
              <table:table-cell>
                <text:p text:style-name="P57">29</text:p>
              </table:table-cell>
              <table:table-cell>
                <text:p text:style-name="P57">5</text:p>
              </table:table-cell>
            </table:table-row>
            <table:table-row table:style-name="ro4" table:default-cell-style-name="ce12">
              <table:table-cell table:style-name="ce17">
                <text:p text:style-name="P58">1 %</text:p>
              </table:table-cell>
              <table:table-cell>
                <text:p text:style-name="P57">100</text:p>
              </table:table-cell>
              <table:table-cell>
                <text:p text:style-name="P57">99</text:p>
              </table:table-cell>
              <table:table-cell>
                <text:p text:style-name="P57">94</text:p>
              </table:table-cell>
              <table:table-cell>
                <text:p text:style-name="P57">89</text:p>
              </table:table-cell>
              <table:table-cell>
                <text:p text:style-name="P57">79</text:p>
              </table:table-cell>
              <table:table-cell>
                <text:p text:style-name="P57">55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ustomer Growth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Growing your customer base is cheaper than acquiring new customers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Techniques for growing your customer base</text:p>
                <text:list>
                  <text:list-item>
                    <text:p>Up-sell your customers</text:p>
                  </text:list-item>
                  <text:list-item>
                    <text:p>Cross-sell them</text:p>
                  </text:list-item>
                  <text:list-item>
                    <text:p>Ask for referral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ustomer Lifetime Value (CLV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The lifetime value of a customer is</text:p>
                <text:list>
                  <text:list-item>
                    <text:p>The total revenue from the customer over time in today’s currenc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eps to calculate (the average) CLV</text:p>
                <text:list>
                  <text:list-item>
                    <text:p>Determine customer lifetime (from customer churn)</text:p>
                  </text:list-item>
                  <text:list-item>
                    <text:p>By period, determine revenues and costs for that period</text:p>
                  </text:list-item>
                  <text:list-item>
                    <text:p>Discount period profits by how far out the revenues 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ustomer costs include</text:p>
                <text:list>
                  <text:list-item>
                    <text:p>Initial customer acquisition costs</text:p>
                  </text:list-item>
                  <text:list-item>
                    <text:p>Subsequent retention costs</text:p>
                  </text:list-item>
                  <text:list-item>
                    <text:p>Possible growth cos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euristics for the Customer Lifetime Valu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CLV should be &gt;&gt; than CAC</text:p>
                <text:list>
                  <text:list-item>
                    <text:p>CAC dominates most cos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ules of thumb vary by doma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5. Revenue Streams</text:p>
          </draw:text-box>
        </draw:frame>
        <draw:frame presentation:style-name="Default-outline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Revenue (income)</text:p>
                <text:list>
                  <text:list-item>
                    <text:p>A payment received from a custom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revenue source</text:p>
                <text:list>
                  <text:list-item>
                    <text:p>Is a synonym for custom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revenue stream</text:p>
                <text:list>
                  <text:list-item>
                    <text:p>Is the stream of revenues received from a source over ti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n aggregate revenue stream</text:p>
                <text:list>
                  <text:list-item>
                    <text:p>Is the aggregation of several revenue streams from different sour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total revenue stream</text:p>
                <text:list>
                  <text:list-item>
                    <text:p>Is the aggregation of all revenue strea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siness intelligence lets you analyze your revenue stream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ic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The price of a unit of product or service</text:p>
                <text:list>
                  <text:list-item>
                    <text:p>Is the money charged to the customer for that unit of product or service</text:p>
                  </text:list-item>
                  <text:list-item>
                    <text:p>Is best set equal to the value the potential customer sees in it</text:p>
                  </text:list-item>
                  <text:list-item>
                    <text:p>The value of a unit of product or service varies by time</text:p>
                  </text:list-item>
                  <text:list-item>
                    <text:p>This maximizes revenues by custom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e discrimination</text:p>
                <text:list>
                  <text:list-item>
                    <text:p>Is the process of setting the price dynamically</text:p>
                  </text:list-item>
                  <text:list-item>
                    <text:p>For a given individual custom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an’t price discriminate, you price</text:p>
                <text:list>
                  <text:list-item>
                    <text:p>By segment</text:p>
                  </text:list-item>
                  <text:list-item>
                    <text:p>By channel</text:p>
                    <text:p/>
                  </text:list-item>
                </text:list>
              </text:list-item>
              <text:list-item>
                <text:p>Always price based on value, never on co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w Revenue Streams are Structured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Individual sale (revenue)</text:p>
                <text:list>
                  <text:list-item>
                    <text:p>Is <text:span text:style-name="T8">price </text:span>x <text:span text:style-name="T8">no </text:span><text:span text:style-name="T8">units </text:span>of product or service sol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venues can be aggregated resp. broken down in many ways</text:p>
                <text:list>
                  <text:list-item>
                    <text:p>By market structure: Markets → customer segments → customers</text:p>
                  </text:list-item>
                  <text:list-item>
                    <text:p>By classic (physical) break-down: location, demographics</text:p>
                  </text:list-item>
                  <text:list-item>
                    <text:p>By channel: Web store, retailer, etc.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es (incl. volume discounts) may vary by breakdow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4. Production</text:p>
          </draw:text-box>
        </draw:frame>
        <draw:frame presentation:style-name="pr15" draw:text-style-name="P6" draw:layer="layout" svg:width="25.199cm" svg:height="3.919cm" svg:x="1.4cm" svg:y="8.9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 presentation:user-transformed="true">
          <draw:text-box>
            <text:p>Production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5">
              <text:list-item>
                <text:p>Production</text:p>
                <text:list>
                  <text:list-item>
                    <text:p>Is the comprehensive process of</text:p>
                    <text:list>
                      <text:list-item>
                        <text:p>Creating, delivering, and maintaining the product or servi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3" presentation:class="page"/>
          <draw:frame presentation:style-name="pr11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6. Partnerships</text:p>
          </draw:text-box>
        </draw:frame>
        <draw:frame presentation:style-name="pr4" draw:layer="layout" svg:width="27cm" svg:height="11.5cm" svg:x="0.5cm" svg:y="2.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6" draw:layer="layout" svg:width="28cm" svg:height="6cm" svg:x="0cm" svg:y="1.5cm" presentation:class="title">
          <draw:text-box>
            <text:p>Thank you! Questions?</text:p>
          </draw:text-box>
        </draw:frame>
        <draw:frame draw:style-name="gr29" draw:text-style-name="P59" draw:layer="layout" svg:width="20cm" svg:height="4cm" svg:x="0cm" svg:y="11.75cm">
          <draw:text-box>
            <text:p text:style-name="P35"><text:span text:style-name="T24">DR</text:span></text:p>
          </draw:text-box>
        </draw:frame>
        <draw:frame presentation:style-name="pr17" draw:text-style-name="P60" draw:layer="layout" svg:width="27cm" svg:height="7cm" svg:x="0.5cm" svg:y="8cm" presentation:class="subtitle">
          <draw:text-box>
            <text:p><text:span text:style-name="T25"><text:a xlink:href="mailto:dirk.riehle@fau.de" xlink:type="simple">dirk.riehle@fau.de</text:a></text:span><text:span text:style-name="T25"><text:s/>– </text:span><text:span text:style-name="T25"><text:a xlink:href="http://osr.cs.fau.de/" xlink:type="simple">http://osr.cs.fau.de</text:a></text:span></text:p>
            <text:p><text:span text:style-name="T26"><text:a xlink:href="mailto:dirk@riehle.org" xlink:type="simple">dirk@riehle.org</text:a></text:span><text:span text:style-name="T26"><text:s/>– </text:span><text:span text:style-name="T26"><text:a xlink:href="http://dirkriehle.com/" xlink:type="simple">http://dirkriehle.com</text:a></text:span><text:span text:style-name="T26"><text:s/>– </text:span><text:span text:style-name="T26"><text:a xlink:href="http://twitter.com/dirkriehle" xlink:type="simple">@dirkriehle</text:a></text:span></text:p>
            <text:p><text:span text:style-name="T26"/></text:p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18" draw:text-style-name="P61" draw:layer="layout" svg:width="18cm" svg:height="13.5cm" svg:x="1.5cm" svg:y="15cm" presentation:class="notes">
            <draw:text-box>
              <text:p><text:span text:style-name="T27"><text:s/></text:span></text:p>
            </draw:text-box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20" draw:layer="layout" svg:width="27cm" svg:height="11.5cm" svg:x="0.5cm" svg:y="2.25cm" presentation:class="outline">
          <draw:text-box>
            <text:list text:style-name="L5">
              <text:list-item>
                <text:p text:style-name="P62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2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4:46.586042944</meta:creation-date>
    <meta:editing-duration>PT6H21M6S</meta:editing-duration>
    <meta:editing-cycles>48</meta:editing-cycles>
    <meta:generator>LibreOffice/6.0.7.3$Linux_X86_64 LibreOffice_project/00m0$Build-3</meta:generator>
    <dc:date>2020-08-30T16:33:52.635357543</dc:date>
    <meta:document-statistic meta:object-count="308"/>
  </office:meta>
</office:document-meta>
</file>